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justify" fo:line-height="115%"/>
    </style:style>
    <style:style style:name="T2" style:parent-style-name="DefaultParagraphFont" style:family="text">
      <style:text-properties fo:font-weight="bold" style:font-weight-asian="bold" style:font-weight-complex="bold"/>
    </style:style>
    <style:style style:name="P3" style:parent-style-name="Standard" style:family="paragraph">
      <style:paragraph-properties fo:text-align="justify" fo:line-height="115%"/>
    </style:style>
    <style:style style:name="P4" style:parent-style-name="Standard" style:family="paragraph">
      <style:paragraph-properties fo:text-align="justify" fo:line-height="115%"/>
    </style:style>
    <style:style style:name="P5" style:parent-style-name="Standard" style:family="paragraph">
      <style:paragraph-properties fo:text-align="justify" fo:line-height="115%"/>
    </style:style>
    <style:style style:name="P6" style:parent-style-name="Standard" style:family="paragraph">
      <style:paragraph-properties fo:text-align="justify" fo:line-height="115%"/>
    </style:style>
    <style:style style:name="P7" style:parent-style-name="Standard" style:family="paragraph">
      <style:paragraph-properties fo:text-align="justify" fo:line-height="115%"/>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P10" style:parent-style-name="Standard" style:family="paragraph">
      <style:paragraph-properties fo:text-align="justify" fo:line-height="115%"/>
      <style:text-properties fo:font-weight="bold" style:font-weight-asian="bold" style:font-weight-complex="bold"/>
    </style:style>
    <style:style style:name="P11" style:parent-style-name="Standard" style:family="paragraph">
      <style:paragraph-properties fo:text-align="justify" fo:line-height="115%"/>
    </style:style>
    <style:style style:name="P12" style:parent-style-name="Standard" style:family="paragraph">
      <style:paragraph-properties fo:text-align="justify" fo:line-height="115%"/>
    </style:style>
    <style:style style:name="P13" style:parent-style-name="Standard" style:family="paragraph">
      <style:paragraph-properties fo:text-align="justify" fo:line-height="115%"/>
    </style:style>
    <style:style style:name="P14" style:parent-style-name="Standard" style:family="paragraph">
      <style:paragraph-properties fo:text-align="justify" fo:line-height="115%"/>
    </style:style>
    <style:style style:name="P15" style:parent-style-name="Standard" style:family="paragraph">
      <style:paragraph-properties fo:text-align="justify" fo:line-height="115%"/>
    </style:style>
    <style:style style:name="P16" style:parent-style-name="Standard" style:family="paragraph">
      <style:paragraph-properties fo:text-align="justify" fo:line-height="115%"/>
    </style:style>
    <style:style style:name="P17" style:parent-style-name="Standard" style:family="paragraph">
      <style:paragraph-properties fo:text-align="justify" fo:line-height="115%"/>
    </style:style>
    <style:style style:name="T18" style:parent-style-name="DefaultParagraphFont" style:family="text">
      <style:text-properties fo:language="en" fo:country="GB"/>
    </style:style>
    <style:style style:name="P19" style:parent-style-name="Standard" style:family="paragraph">
      <style:paragraph-properties fo:text-align="justify" fo:line-height="115%"/>
    </style:style>
    <style:style style:name="P20" style:parent-style-name="Standard" style:family="paragraph">
      <style:paragraph-properties fo:text-align="justify" fo:line-height="115%"/>
    </style:style>
    <style:style style:name="T21" style:parent-style-name="DefaultParagraphFont" style:family="text">
      <style:text-properties fo:language="en" fo:country="GB"/>
    </style:style>
    <style:style style:name="P22" style:parent-style-name="Standard" style:family="paragraph">
      <style:paragraph-properties fo:text-align="justify" fo:line-height="115%"/>
    </style:style>
    <style:style style:name="P23" style:parent-style-name="Standard" style:family="paragraph">
      <style:paragraph-properties fo:text-align="justify" fo:line-height="115%"/>
    </style:style>
    <style:style style:name="P24" style:parent-style-name="Standard" style:family="paragraph">
      <style:paragraph-properties fo:text-align="justify" fo:line-height="115%"/>
    </style:style>
    <style:style style:name="P25" style:parent-style-name="Standard" style:family="paragraph">
      <style:paragraph-properties fo:text-align="justify" fo:line-height="115%"/>
    </style:style>
    <style:style style:name="P26" style:parent-style-name="Standard" style:family="paragraph">
      <style:paragraph-properties fo:text-align="justify" fo:line-height="115%"/>
    </style:style>
    <style:style style:name="P27" style:parent-style-name="Standard" style:family="paragraph">
      <style:paragraph-properties fo:text-align="justify" fo:line-height="115%"/>
    </style:style>
    <style:style style:name="P28" style:parent-style-name="Standard" style:family="paragraph">
      <style:paragraph-properties fo:text-align="justify" fo:line-height="115%"/>
    </style:style>
    <style:style style:name="P29" style:parent-style-name="Standard" style:family="paragraph">
      <style:paragraph-properties fo:text-align="justify" fo:line-height="115%"/>
    </style:style>
    <style:style style:name="T30" style:parent-style-name="DefaultParagraphFont" style:family="text">
      <style:text-properties fo:language="en" fo:country="GB"/>
    </style:style>
    <style:style style:name="P31" style:parent-style-name="Standard" style:family="paragraph">
      <style:paragraph-properties fo:text-align="justify" fo:line-height="115%"/>
    </style:style>
    <style:style style:name="P32" style:parent-style-name="Standard" style:family="paragraph">
      <style:paragraph-properties fo:text-align="justify" fo:line-height="115%"/>
    </style:style>
    <style:style style:name="P33" style:parent-style-name="Standard" style:family="paragraph">
      <style:paragraph-properties fo:text-align="justify" fo:line-height="115%"/>
    </style:style>
    <style:style style:name="P34" style:parent-style-name="Standard" style:family="paragraph">
      <style:paragraph-properties fo:text-align="justify" fo:line-height="115%"/>
    </style:style>
    <style:style style:name="P35" style:parent-style-name="Standard" style:family="paragraph">
      <style:paragraph-properties fo:text-align="justify" fo:line-height="115%"/>
    </style:style>
  </office:automatic-styles>
  <office:body>
    <office:text text:use-soft-page-breaks="true">
      <text:p text:style-name="P1"><text:tab/><text:tab/><text:tab/><text:tab/><text:tab/><text:tab/><text:tab/><text:tab/><text:tab/><text:span text:style-name="T2">Nduvho Edward Ramashia</text:span></text:p>
      <text:p text:style-name="P3"><text:tab/><text:tab/><text:tab/><text:tab/><text:tab/><text:tab/><text:tab/><text:tab/><text:tab/>35 China Cres</text:p>
      <text:p text:style-name="P4"><text:tab/><text:tab/><text:tab/><text:tab/><text:tab/><text:tab/><text:tab/><text:tab/><text:tab/>Roodepoort</text:p>
      <text:p text:style-name="P5"><text:tab/><text:tab/><text:tab/><text:tab/><text:tab/><text:tab/><text:tab/><text:tab/><text:tab/>2188</text:p>
      <text:p text:style-name="P6"/>
      <text:p text:style-name="P7"><text:tab/><text:tab/><text:tab/><text:tab/><text:tab/><text:tab/><text:tab/><text:tab/><text:tab/>2<text:span text:style-name="T8">8</text:span><text:s/><text:span text:style-name="T9">February</text:span><text:s/>2024</text:p>
      <text:p text:style-name="P10">Kefilwe Maseko</text:p>
      <text:p text:style-name="P11">Twickenham Building</text:p>
      <text:p text:style-name="P12">57 Sloane St</text:p>
      <text:p text:style-name="P13">Epsom Downs</text:p>
      <text:p text:style-name="P14">Bryanston</text:p>
      <text:p text:style-name="P15">2021</text:p>
      <text:p text:style-name="P16"/>
      <text:p text:style-name="P17">Dear<text:span text:style-name="T18"><text:s/></text:span>Kefilwe Maseko,</text:p>
      <text:p text:style-name="P19"/>
      <text:p text:style-name="P20">I<text:s/><text:span text:style-name="T21">would like</text:span><text:s/>to express my motivation for choosing a career in electrical/electronic and information engineering as I apply for bursary program. My decision to pursue this field stems from a blend of personal passion and a recognition of its profound impact on modern society.</text:p>
      <text:p text:style-name="P22"/>
      <text:p text:style-name="P23">My interest in electrical/electronic and information<text:s/>engineering began early, driven by a natural curiosity about how things work, particularly in the realm of technology. As I delved into this field through my academic journey, I discovered a dynamic and evolving landscape that continuously challenges and excites me. The joy I find in solving complex problems and the opportunity to innovate are what fuels my dedication.</text:p>
      <text:p text:style-name="P24"/>
      <text:p text:style-name="P25">This is one of the fields that stands at the forefront of addressing some of the world's most critical challenges, including sustainable energy, advanced communication systems, and the integration of technology in everyday life. My ambition is to contribute to these areas, leveraging my skills to develop solutions that are not only technically sound but also socially responsible and sustainable.</text:p>
      <text:p text:style-name="P26"/>
      <text:p text:style-name="P27">Through my studies and vacational works, I have engaged in coursework and projects that have sharpened my technical skills and honed my ability to think critically and creatively. I am particularly drawn to the integration of renewable energy systems and the advancement of digital technologies, areas I believe are key to shaping a better future.</text:p>
      <text:p text:style-name="P28"/>
      <text:p text:style-name="P29">Receiving funding from<text:s/><text:span text:style-name="T30">Shell</text:span><text:s/>would greatly support my educational pursuits and relieve me of my financial pressure, enabling me to focus on my studies, and not constantly worry about things like fees, and accommodation, which is a very worrisome thing as I stay far from campus, which is not only time and physically inefficient and exhausting, but is also far away from the campus resorces, which I very much need to finish off my academics. I am committed to making the most of this opportunity, aspiring to contribute meaningfully to the<text:s/>field of electrical/electronic and information engineering.</text:p>
      <text:p text:style-name="P31"/>
      <text:p text:style-name="P32">Thank you for considering my application. I am eager to further my education and pursue a career in a field that not only aligns with my interests but also has the potential to make a significant positive impact on the world.</text:p>
      <text:p text:style-name="P33"/>
      <text:p text:style-name="P34">Sincerely,</text:p>
      <text:p text:style-name="P35">Nduvho Edward Ramash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5118in" fo:margin-left="0.5902in" fo:margin-bottom="0.4722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Batanayi Gwanyanya</meta:initial-creator>
    <dc:creator>Batanayi Gwanyanya</dc:creator>
    <meta:creation-date>2023-11-28T23:46:00Z</meta:creation-date>
    <dc:date>2024-02-29T06:07:00Z</dc:date>
    <meta:print-date>2024-02-28T21:46:00Z</meta:print-date>
    <meta:template xlink:href="Normal.dotm" xlink:type="simple"/>
    <meta:editing-cycles>18</meta:editing-cycles>
    <meta:editing-duration>PT0S</meta:editing-duration>
    <meta:document-statistic meta:page-count="1" meta:paragraph-count="5" meta:word-count="377" meta:character-count="2525" meta:row-count="17" meta:non-whitespace-character-count="2153"/>
  </office:meta>
</office:document-meta>
</file>